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fo:line-height="100%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fo:line-height="100%"/>
      <style:text-properties style:text-position="sub 58%" fo:font-size="14pt" style:font-size-asian="14pt" style:font-size-complex="14pt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text-position="super 58%" fo:font-size="14pt" style:font-size-asian="14pt" style:font-size-complex="14pt"/>
    </style:style>
    <style:style style:name="T5" style:family="text">
      <style:text-properties style:text-position="super 58%" fo:font-size="14pt" fo:font-weight="bold" style:font-size-asian="14pt" style:font-weight-asian="bold" style:font-size-complex="14pt"/>
    </style:style>
    <style:style style:name="T6" style:family="text">
      <style:text-properties style:text-position="sub 58%" fo:font-size="14pt" style:font-size-asian="14pt" style:font-size-complex="14pt"/>
    </style:style>
    <style:style style:name="T7" style:family="text">
      <style:text-properties style:font-name="Wingdings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Homework 6</text:span></text:p>
      <text:p text:style-name="P2"><text:span text:style-name="T2">Due Oct 29</text:span><text:span text:style-name="T5">th</text:span><text:span text:style-name="T2"> </text:span></text:p>
      <text:p text:style-name="P3"/>
      <text:p text:style-name="P1"><text:span text:style-name="T2">1) (a) </text:span><text:span text:style-name="T1">Implement Diffie-Hellman key exchange using the finite cyclic group G</text:span><text:span text:style-name="T6">p</text:span><text:span text:style-name="T1">, where p is a large safe prime, is generated by </text:span></text:p>
      <text:p text:style-name="P4"/>
      <text:p text:style-name="P1"><text:span text:style-name="T1">g = A <text:s/>= 1<text:tab/>1</text:span></text:p>
      <text:p text:style-name="P1"><text:span text:style-name="T1"><text:s text:c="14"/>1 <text:s text:c="6"/>0.</text:span></text:p>
      <text:p text:style-name="P4"/>
      <text:p text:style-name="P1"><text:span text:style-name="T1">This is a group of 2 by 2 matrices. The product AB is computed modulo p.</text:span></text:p>
      <text:p text:style-name="P4"/>
      <text:p text:style-name="P1"><text:span text:style-name="T2">(b) </text:span><text:span text:style-name="T1">Explore the connection with Fibonacci number modulo p.</text:span><text:span text:style-name="T2"> </text:span></text:p>
      <text:p text:style-name="P3"/>
      <text:p text:style-name="P1"><text:span text:style-name="T2">Remarks</text:span></text:p>
      <text:p text:style-name="P1"><text:span text:style-name="T1">Det(A) = -1, so Det(A</text:span><text:span text:style-name="T4">n</text:span><text:span text:style-name="T1">) = (-1)</text:span><text:span text:style-name="T4">n</text:span><text:span text:style-name="T1"> = ±1, which gives the group very nice properties. </text:span></text:p>
      <text:p text:style-name="P4"/>
      <text:p text:style-name="P1"><text:span text:style-name="T2">2) (a) </text:span><text:span text:style-name="T1">General case g = A = P <text:s text:c="4"/>-Q</text:span></text:p>
      <text:p text:style-name="P1"><text:span text:style-name="T1"><text:tab/><text:tab/><text:tab/> <text:s text:c="12"/>1 <text:s text:c="6"/>0,</text:span></text:p>
      <text:p text:style-name="P4"/>
      <text:p text:style-name="P1"><text:span text:style-name="T1">and Det(A) = Q, so Det(A</text:span><text:span text:style-name="T4">n</text:span><text:span text:style-name="T1">) = Q</text:span><text:span text:style-name="T4">n</text:span><text:span text:style-name="T1"> </text:span><text:span text:style-name="T7"></text:span><text:span text:style-name="T1">±∞, not so nice! </text:span></text:p>
      <text:p text:style-name="P1"><text:span text:style-name="T1">We of course reduce modulo p, so that</text:span></text:p>
      <text:p text:style-name="P1"><text:span text:style-name="T1">Det((A</text:span><text:span text:style-name="T4">n</text:span><text:span text:style-name="T1">)%p) = Q</text:span><text:span text:style-name="T4">n </text:span><text:span text:style-name="T1">%p, so |Det((A</text:span><text:span text:style-name="T4">n</text:span><text:span text:style-name="T1">)%p)| &lt; p.</text:span></text:p>
      <text:p text:style-name="P4"/>
      <text:p text:style-name="P1"><text:span text:style-name="T2">(b) </text:span><text:span text:style-name="T1">Explore the connection with the so-called Lucas sequences, which generalize the Fibonacci numbers. <text:s/></text:span></text:p>
      <text:p text:style-name="P4"/>
      <text:p text:style-name="P1"><text:span text:style-name="T1">U</text:span><text:span text:style-name="T6">n</text:span><text:span text:style-name="T1"> = PU</text:span><text:span text:style-name="T6">n-1</text:span><text:span text:style-name="T1"> – QU</text:span><text:span text:style-name="T6">n-2</text:span></text:p>
      <text:p text:style-name="P4"/>
      <text:p text:style-name="P1"><text:span text:style-name="T1">U</text:span><text:span text:style-name="T6">n</text:span><text:span text:style-name="T1"> <text:s/>= <text:s text:c="5"/>P <text:s text:c="4"/>-Q <text:s text:c="5"/>U</text:span><text:span text:style-name="T6">n-1</text:span></text:p>
      <text:p text:style-name="P1"><text:span text:style-name="T1">U</text:span><text:span text:style-name="T6">n-1 <text:s text:c="11"/></text:span><text:span text:style-name="T1">1 <text:s text:c="6"/>0 <text:s text:c="6"/>U</text:span><text:span text:style-name="T6">n-2</text:span></text:p>
      <text:p text:style-name="P5"/>
      <text:p text:style-name="P1"><text:span text:style-name="T1">U</text:span><text:span text:style-name="T6">n</text:span><text:span text:style-name="T1"> <text:s text:c="2"/>= <text:s text:c="2"/>A</text:span><text:span text:style-name="T4">n-1</text:span><text:span text:style-name="T1"> <text:s/>U</text:span><text:span text:style-name="T6">1</text:span></text:p>
      <text:p text:style-name="P1"><text:span text:style-name="T1">U</text:span><text:span text:style-name="T6">n-1 <text:s text:c="9"/></text:span><text:span text:style-name="T1"><text:s text:c="8"/>U</text:span><text:span text:style-name="T6">0</text:span></text:p>
      <text:p text:style-name="P3"/>
      <text:p text:style-name="P3"/>
      <text:p text:style-name="P1"><text:soft-page-break/><text:span text:style-name="T1">We want to apply the primality test to p. Let’s choose P and Q so that the Jacobi symbol (D/p) = -1. The Jacobi symbol may be computed in a time similar to Euclid’s algorithm—see the Wikipedia article “Jacobi symbol.”</text:span><text:bookmark text:name="_GoBack"/></text:p>
      <text:p text:style-name="P1"><text:span text:style-name="T1">Here D is the discriminant of the equation x</text:span><text:span text:style-name="T4">2</text:span><text:span text:style-name="T1"> – Px + Q, which is (P</text:span><text:span text:style-name="T4">2</text:span><text:span text:style-name="T1"> – 4Q)/2.</text:span></text:p>
      <text:p text:style-name="P1"><text:span text:style-name="T1">Then the test is U</text:span><text:span text:style-name="T6">p+1 </text:span><text:span text:style-name="T1">≡ 0 (mod p).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3) </text:span><text:span text:style-name="T1">Implement Diffie-Hellman key exchange using the additive group <text:s/>of Z</text:span><text:span text:style-name="T6">p</text:span><text:span text:style-name="T1">, where p is a prime. In other words, <text:s/>Multiplication in G is achieved by addition in (Z</text:span><text:span text:style-name="T6">p</text:span><text:span text:style-name="T1">, +).</text:span></text:p>
      <text:p text:style-name="P1"><text:span text:style-name="T1">Thus if g, h ϵ G, then gh = g + h in (Z</text:span><text:span text:style-name="T6">p</text:span><text:span text:style-name="T1">, +).</text:span></text:p>
      <text:p text:style-name="P1"><text:span text:style-name="T1">For example, if p = 7, then G = {0, 1, 2, , 4, 5, 6}, and G’s multiplication table is:</text:span></text:p>
      <text:p text:style-name="P4"/>
      <text:p text:style-name="P2"><text:span text:style-name="T2">Multiplication Table for G when p = 7</text:span></text:p>
      <text:p text:style-name="P1"><text:span text:style-name="T3">g \h<text:tab/>0<text:tab/>1<text:tab/>2<text:tab/>3<text:tab/>4<text:tab/>5<text:tab/>6</text:span></text:p>
      <text:p text:style-name="P1"><text:span text:style-name="T1">0 |<text:tab/>0<text:tab/>1<text:tab/>2<text:tab/>3<text:tab/>4<text:tab/>5<text:tab/>6</text:span></text:p>
      <text:p text:style-name="P1"><text:span text:style-name="T1">1 |<text:tab/>1<text:tab/>2<text:tab/>3<text:tab/>4<text:tab/>5<text:tab/>6<text:tab/>0</text:span></text:p>
      <text:p text:style-name="P1"><text:span text:style-name="T1">2 |<text:tab/>2<text:tab/>3<text:tab/>4<text:tab/>5<text:tab/>6<text:tab/>0<text:tab/>1</text:span></text:p>
      <text:p text:style-name="P1"><text:span text:style-name="T1">3 |<text:tab/>3<text:tab/>4<text:tab/>5<text:tab/>6<text:tab/>0<text:tab/>1<text:tab/>2</text:span></text:p>
      <text:p text:style-name="P1"><text:span text:style-name="T1">4 |<text:tab/>4<text:tab/>5<text:tab/>6<text:tab/>0<text:tab/>1<text:tab/>2<text:tab/>3</text:span></text:p>
      <text:p text:style-name="P1"><text:span text:style-name="T1">5 |<text:tab/>5<text:tab/>6<text:tab/>0<text:tab/>1<text:tab/>2<text:tab/>3<text:tab/>4</text:span></text:p>
      <text:p text:style-name="P1"><text:span text:style-name="T1">6 |<text:tab/>6<text:tab/>0<text:tab/>1<text:tab/>2<text:tab/>3<text:tab/>4<text:tab/>5</text:span></text:p>
      <text:p text:style-name="P4"/>
      <text:p text:style-name="P1"><text:span text:style-name="T1">Discuss the security of a Diffie-Hellman key exchange protocol based on this G when p is a 500-bit safe prim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nauseum</meta:initial-creator>
    <dc:creator>gpurdy</dc:creator>
    <meta:editing-cycles>2</meta:editing-cycles>
    <meta:creation-date>2014-10-23T00:52:00</meta:creation-date>
    <dc:date>2014-10-23T00:52:00</dc:date>
    <meta:editing-duration>P0D</meta:editing-duration>
    <meta:generator>OpenOffice/4.1.1$Win32 OpenOffice.org_project/411m6$Build-9775</meta:generator>
    <meta:document-statistic meta:table-count="0" meta:image-count="0" meta:object-count="0" meta:page-count="2" meta:paragraph-count="36" meta:word-count="384" meta:character-count="17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